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font-size="14pt" fo:language="en" fo:country="US" style:font-size-asian="14pt" style:font-size-complex="14pt"/>
    </style:style>
    <style:style style:name="P2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3" style:family="paragraph" style:parent-style-name="Text_20_body" style:list-style-name="L1">
      <style:text-properties style:font-name="Cambria" fo:font-size="14pt" fo:language="ru" fo:country="RU" style:font-size-asian="14pt" style:font-size-complex="14pt"/>
    </style:style>
    <style:style style:name="P4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5" style:family="paragraph" style:parent-style-name="Text_20_body" style:list-style-name="L2"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Использование в отраслевых разработках</text:h>
          </table:table-cell>
        </table:table-row>
        <table:table-row table:style-name="Table1.2">
          <table:table-cell table:style-name="Table1.A2" office:value-type="string">
            <text:p text:style-name="P1">SimInTech<text:span text:style-name="T1"> успешно внедрена и применяется в:</text:span></text:p>
            <text:list xml:id="list6262213813567773244" text:style-name="L1">
              <text:list-item>
                <text:p text:style-name="P3">система разработки алгоритмов управления и генерации кода для контроллеров системы управления и защиты третьего энергоблока Смоленской АЭС (Научно-исследовательский и конструкторский институт энерготехники имени Н.А. Доллежаля);</text:p>
              </text:list-item>
              <text:list-item>
                <text:p text:style-name="P4">комплексная модель энергоблока с реакторной установкой ВВЭР (Санкт-Петербургский научно-исследовательский и проектно-конструкторский институт «Атомэнергопроект»);</text:p>
              </text:list-item>
              <text:list-item>
                <text:p text:style-name="P4">система генерации Си-кода для ПЛК (<text:span text:style-name="T1">ОАО </text:span>Концерн «Научно-производственное объединение «Аврора»);</text:p>
              </text:list-item>
              <text:list-item>
                <text:p text:style-name="P4">комплексная модель динамики главной энергетической установки для подвижных объектов (Федеральное государственное унитарное предприятие «Санкт-Петербургское Бюро Машиностроения «Малахит», ФГУП СПМБМ «Малахит»);</text:p>
              </text:list-item>
              <text:list-item>
                <text:p text:style-name="P4">комплексная модель динамики энергетической установки с жидкометаллическим теплоносителем (Государственный научный центр Российской Федерации – Физико-энергетический институт имени А.И. Лейпунского, ФГУП «ГНЦ РФ – ФЭИ»);</text:p>
              </text:list-item>
              <text:list-item>
                <text:p text:style-name="P3">модель системы управления для трубопроводной системы «Восточная Сибирь – Тихий океан», ВСТО (Открытое акционерное общество «Институт по проектированию магистральных трубопроводов», ОАО «Гипротрубопровод»).</text:p>
              </text:list-item>
            </text:list>
            <text:p text:style-name="P2"/>
            <text:p text:style-name="P2">ПК «МВТУ» версий 3.5 и 3.7 был применен в следующих проектах и разработках:</text:p>
            <text:list xml:id="list2704551056223253575" text:style-name="L2">
              <text:list-item>
                <text:p text:style-name="P5">моделирование процессов в системах управления и защиты для расчетного обоснования алгоритмов комплексной системы контроля, управления и защиты (КСКУЗ) реакторов типа РБМК-1000;</text:p>
              </text:list-item>
              <text:list-item>
                <text:p text:style-name="P5">разработка динамической модели АСУ ТП энергоблока АЭС с реактором ВВЭР <text:soft-page-break/>нового поколения для представительного комплекса Минатома РФ в ЭНИЦ – ИНВЕСТ г. Электрогорск;</text:p>
              </text:list-item>
              <text:list-item>
                <text:p text:style-name="P5">разработка математической модели динамики нейтронно-кинетических и теплогидравлических процессов в опытно-демонстрационной реакторной установке со свинцовым теплоносителем РУ БРЕСТ-ОД-300 применительно к задачам проектного обоснования технологических систем автоматического управления;</text:p>
              </text:list-item>
              <text:list-item>
                <text:p text:style-name="P5">расчетное обоснование ядерной безопасности ядерных паропроизводящих установок (ЯППУ) для плавучих АЭС в штатных переходных режимах и в проектных аварийных ситуациях;</text:p>
              </text:list-item>
              <text:list-item>
                <text:p text:style-name="P5">моделирование переходных режимов и проектных аварийных ситуаций применительно к обоснованию ядерной безопасности проекта многоконтурной АС “Унитерм”, предназначенной для электро- и теплоснабжения удаленных районов Дальнего Востока и Крайнего Севера;</text:p>
              </text:list-item>
              <text:list-item>
                <text:p text:style-name="P5">создание динамической модели бимодальной космической ядерной энергодвигательной установки применительно к разработке методологии оценки ресурса активной зоны;</text:p>
              </text:list-item>
              <text:list-item>
                <text:p text:style-name="P5">цифровое моделирование следящих приводов, манипуляторов и робототехнических систем специального назначения;</text:p>
              </text:list-item>
              <text:list-item>
                <text:p text:style-name="P5">расчетное обоснование устойчивости и алгоритмов автоматического управления системы жизнеобеспечения летательных аппаратов;</text:p>
              </text:list-item>
              <text:list-item>
                <text:p text:style-name="P5">разработка динамической модели для прогнозирования и анализа режимов эксплуатации системы подземных хранилищ газа (ПХГ) в каменной соли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спользование SimInTech в отраслевых разработках</dc:title>
    <dc:date>2015-01-08T00:53:02.64</dc:date>
    <meta:generator>OpenOffice/4.1.1$Win32 OpenOffice.org_project/411m6$Build-9775</meta:generator>
    <meta:editing-duration>PT5H32M33S</meta:editing-duration>
    <meta:editing-cycles>147</meta:editing-cycles>
    <meta:document-statistic meta:table-count="1" meta:image-count="0" meta:object-count="0" meta:page-count="2" meta:paragraph-count="18" meta:word-count="324" meta:character-count="2850"/>
    <meta:user-defined meta:name="Поле 1"/>
    <meta:user-defined meta:name="Поле 2"/>
    <meta:user-defined meta:name="Поле 3"/>
    <meta:user-defined meta:name="Поле 4"/>
  </office:meta>
</office:document-meta>
</file>